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Lenguaje de marcas – Violencia de genero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Francisco Arroyo De La Torre 1ºDAW-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DIC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&gt;Presentación de denuncia on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&gt;Presentación de denuncia online:</text:span><text:span text:style-name="T1"><text:a xlink:href="https://xxxarroyoxxx.github.io/webviolenciagenero/index.html" xlink:type="simple">
https://xxxarroyoxxx.github.io/webviolenciagenero/index.html</text:a>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>
          <draw:text-box>
            <text:p>Presentació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34:15.346284096</meta:creation-date>
    <meta:editing-duration>PT4M44S</meta:editing-duration>
    <meta:editing-cycles>3</meta:editing-cycles>
    <meta:generator>LibreOffice/6.4.6.2$Linux_X86_64 LibreOffice_project/40$Build-2</meta:generator>
    <dc:title>Alizarin</dc:title>
    <dc:date>2020-11-27T10:52:32.765148055</dc:date>
    <meta:document-statistic meta:object-count="49"/>
  </office:meta>
</office:document-meta>
</file>